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67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7.84cm"/>
    </style:style>
    <style:style style:name="co4" style:family="table-column">
      <style:table-column-properties fo:break-before="auto" style:column-width="7.53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3.21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ObservableComput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mpu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index requested is out of source collection</text:p>
            <text:p>range ScalarComputing&lt;TSourceItem&gt;.Value </text:p>
            <text:p>property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CollectionDispatching&lt;TSourceItem&gt;</text:p>
          </table:table-cell>
          <table:table-cell table:style-name="ce2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llectionProcessing&lt;TSourceItem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llectionProcessing&lt;TSourceItem, TReturnValue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ReturnValue&gt;</text:p>
          </table:table-cell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CollectionPausing&lt;TSourceItem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When setting the value true </text:p>
            <text:p>for the IsPaused property </text:p>
            <text:p>does not apply changes </text:p>
            <text:p>of source collection </text:p>
            <text:p>and accumulates them, </text:p>
            <text:p>further, when setting value false</text:p>
            <text:p> for property IsPaused </text:p>
            <text:p>applies all accumulated changes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LastCompu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ompu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aging&lt;TSourceItem&gt;</text:p>
          </table:table-cell>
          <table:table-cell table:style-name="ce28" office:value-type="string" calcext:value-type="string">
            <text:p>Not implemente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PropertyDispatching&lt;THolder, 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IReadScalar&lt;TResult&gt;</text:p>
            <text:p>IWriteScalar&lt;TResult&gt;, </text:p>
            <text:p>IScalar&lt;TResult&gt;, </text:p>
            <text:p>IComputing</text:p>
          </table:table-cell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calarDispatch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calarProcess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calarProcessing&lt;TValue, TReturn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turnValue&gt;</text:p>
          </table:table-cell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ScalarPaus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When setting the value true </text:p>
            <text:p>for the IsPaused property </text:p>
            <text:p>does not apply changes </text:p>
            <text:p>of source scalar</text:p>
            <text:p>and accumulates them, </text:p>
            <text:p>further, when setting value false</text:p>
            <text:p> for property IsPaused </text:p>
            <text:p>applies accumulated changes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.00.0000</text:date>, <text:time style:data-style-name="N2" text:time-value="20:44:19.40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6-07T21:14:19.695000000</dc:date>
    <meta:generator>LibreOffice/6.4.4.2$Windows_X86_64 LibreOffice_project/3d775be2011f3886db32dfd395a6a6d1ca2630ff</meta:generator>
    <meta:editing-duration>PT1H14M14S</meta:editing-duration>
    <meta:editing-cycles>16</meta:editing-cycles>
    <meta:document-statistic meta:table-count="2" meta:cell-count="2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